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Default"/>
          <table:table-cell/>
          <table:table-cell office:value-type="string">
            <text:p>Aantal bedrijven binnen zonering</text:p>
          </table:table-cell>
          <table:table-cell table:number-columns-repeated="3"/>
        </table:table-row>
        <table:table-row table:style-name="ro1">
          <table:table-cell office:value-type="string">
            <text:p>Provincie</text:p>
          </table:table-cell>
          <table:table-cell table:style-name="ce1" office:value-type="string">
            <text:p>totaal aantal bedrijven</text:p>
          </table:table-cell>
          <table:table-cell table:style-name="ce1" office:value-type="string">
            <text:p>250m</text:p>
          </table:table-cell>
          <table:table-cell table:style-name="ce1" office:value-type="string">
            <text:p>500m</text:p>
          </table:table-cell>
          <table:table-cell table:number-columns-repeated="2"/>
        </table:table-row>
        <table:table-row table:style-name="ro1">
          <table:table-cell office:value-type="string">
            <text:p>Gelderland</text:p>
          </table:table-cell>
          <table:table-cell office:value-type="float" office:value="7295">
            <text:p>7295</text:p>
          </table:table-cell>
          <table:table-cell office:value-type="float" office:value="317">
            <text:p>317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string">
            <text:p>Noord Brabant</text:p>
          </table:table-cell>
          <table:table-cell office:value-type="float" office:value="8399">
            <text:p>8399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string">
            <text:p>Limburg</text:p>
          </table:table-cell>
          <table:table-cell office:value-type="float" office:value="2974">
            <text:p>2974</text:p>
          </table:table-cell>
          <table:table-cell office:value-type="float" office:value="113">
            <text:p>113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al</text:p>
          </table:table-cell>
          <table:table-cell table:style-name="ce2" table:formula="of:=SUM([.B3:.B5])" office:value-type="float" office:value="18668">
            <text:p>18668</text:p>
          </table:table-cell>
          <table:table-cell table:style-name="ce2" table:formula="of:=SUM([.C3:.C5])" office:value-type="float" office:value="505">
            <text:p>505</text:p>
          </table:table-cell>
          <table:table-cell table:style-name="ce2" table:formula="of:=SUM([.D3:.D5])"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rcentage</text:p>
          </table:table-cell>
          <table:table-cell table:style-name="ce3" table:formula="of:=[.B6]/[.$B$6]" office:value-type="percentage" office:value="1">
            <text:p>100%</text:p>
          </table:table-cell>
          <table:table-cell table:style-name="ce3" table:formula="of:=[.C6]/[.$B$6]" office:value-type="percentage" office:value="0.0270516391686308">
            <text:p>3%</text:p>
          </table:table-cell>
          <table:table-cell table:style-name="ce3" table:formula="of:=[.D6]/[.$B$6]" office:value-type="percentage" office:value="0.0619777158774373">
            <text:p>6%</text:p>
          </table:table-cell>
          <table:table-cell table:style-name="ce4"/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>
            <text:p>Emissies NH3 [kg/jaar]</text:p>
          </table:table-cell>
          <table:table-cell table:number-columns-repeated="4"/>
        </table:table-row>
        <table:table-row table:style-name="ro1">
          <table:table-cell table:formula="of:=[.A2]" office:value-type="string" office:string-value="Provincie">
            <text:p>Provincie</text:p>
          </table:table-cell>
          <table:table-cell table:style-name="ce1" office:value-type="string">
            <text:p>totaal</text:p>
          </table:table-cell>
          <table:table-cell table:style-name="ce1" table:formula="of:=[.C2]" office:value-type="string" office:string-value="250m">
            <text:p>250m</text:p>
          </table:table-cell>
          <table:table-cell office:value-type="string">
            <text:p>%</text:p>
          </table:table-cell>
          <table:table-cell table:style-name="ce1" table:formula="of:=[.D2]" office:value-type="string" office:string-value="500m">
            <text:p>500m</text:p>
          </table:table-cell>
          <table:table-cell office:value-type="string">
            <text:p>%</text:p>
          </table:table-cell>
        </table:table-row>
        <table:table-row table:style-name="ro1">
          <table:table-cell table:formula="of:=[.A3]" office:value-type="string" office:string-value="Gelderland">
            <text:p>Gelderland</text:p>
          </table:table-cell>
          <table:table-cell office:value-type="float" office:value="13308955158">
            <text:p>13308955158</text:p>
          </table:table-cell>
          <table:table-cell office:value-type="float" office:value="319855045">
            <text:p>319855045</text:p>
          </table:table-cell>
          <table:table-cell table:style-name="ce4" table:formula="of:=[.C11]/[.$B11]" office:value-type="percentage" office:value="0.0240330695537535">
            <text:p>2%</text:p>
          </table:table-cell>
          <table:table-cell office:value-type="float" office:value="700890288">
            <text:p>700890288</text:p>
          </table:table-cell>
          <table:table-cell table:style-name="ce4" table:formula="of:=[.E11]/[.$B11]" office:value-type="percentage" office:value="0.052663058796069">
            <text:p>5%</text:p>
          </table:table-cell>
        </table:table-row>
        <table:table-row table:style-name="ro1">
          <table:table-cell table:formula="of:=[.A4]" office:value-type="string" office:string-value="Noord Brabant">
            <text:p>Noord Brabant</text:p>
          </table:table-cell>
          <table:table-cell table:number-columns-repeated="5"/>
        </table:table-row>
        <table:table-row table:style-name="ro1">
          <table:table-cell table:formula="of:=[.A5]" office:value-type="string" office:string-value="Limburg">
            <text:p>Limburg</text:p>
          </table:table-cell>
          <table:table-cell table:number-columns-repeated="5"/>
        </table:table-row>
        <table:table-row table:style-name="ro1">
          <table:table-cell table:formula="of:=[.A6]" office:value-type="string" office:string-value="Totaal">
            <text:p>Totaal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3">13-02-2025</text:date>, <text:time>17:16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2-13T17:16:10.13</dc:date>
    <dc:creator>Richard Zijlstra</dc:creator>
    <meta:editing-duration>PT8H19M49S</meta:editing-duration>
    <meta:editing-cycles>13</meta:editing-cycles>
    <meta:document-statistic meta:table-count="3" meta:cell-count="41" meta:object-count="0"/>
  </office:meta>
</office:document-meta>
</file>